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9.398cm" style:rel-column-width="5328*"/>
    </style:style>
    <style:style style:name="Table1.B" style:family="table-column">
      <style:table-column-properties style:column-width="4.895cm" style:rel-column-width="2775*"/>
    </style:style>
    <style:style style:name="Table1.C" style:family="table-column">
      <style:table-column-properties style:column-width="2.708cm" style:rel-column-width="153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1.504cm" style:rel-column-width="44347*"/>
    </style:style>
    <style:style style:name="Table3.B" style:family="table-column">
      <style:table-column-properties style:column-width="5.496cm" style:rel-column-width="2118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14" style:family="table-row">
      <style:table-row-properties style:min-row-height="0.614cm"/>
    </style:style>
    <style:style style:name="Table3.15" style:family="table-row">
      <style:table-row-properties style:min-row-height="1.095cm"/>
    </style:style>
    <style:style style:name="Table3.16" style:family="table-row">
      <style:table-row-properties style:min-row-height="0.579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1.504cm" style:rel-column-width="44347*"/>
    </style:style>
    <style:style style:name="Table4.B" style:family="table-column">
      <style:table-column-properties style:column-width="5.496cm" style:rel-column-width="2118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officeooo:rsid="0008616c" officeooo:paragraph-rsid="0008616c"/>
    </style:style>
    <style:style style:name="P2" style:family="paragraph" style:parent-style-name="Text_20_body">
      <style:paragraph-properties fo:text-align="start" style:justify-single-word="false"/>
      <style:text-properties officeooo:rsid="0008616c" officeooo:paragraph-rsid="00120013"/>
    </style:style>
    <style:style style:name="P3" style:family="paragraph" style:parent-style-name="Standard">
      <style:paragraph-properties fo:text-align="start" style:justify-single-word="false"/>
      <style:text-properties officeooo:rsid="0008616c" officeooo:paragraph-rsid="0018a993"/>
    </style:style>
    <style:style style:name="P4" style:family="paragraph" style:parent-style-name="Text_20_body">
      <style:paragraph-properties fo:text-align="start" style:justify-single-word="false"/>
      <style:text-properties officeooo:rsid="0008616c" officeooo:paragraph-rsid="0018a993"/>
    </style:style>
    <style:style style:name="P5" style:family="paragraph" style:parent-style-name="Text_20_body">
      <style:paragraph-properties fo:text-align="start" style:justify-single-word="false"/>
      <style:text-properties officeooo:rsid="00042783" officeooo:paragraph-rsid="00042783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style:font-name="Arial" officeooo:rsid="0006b732" officeooo:paragraph-rsid="0006b732"/>
    </style:style>
    <style:style style:name="P8" style:family="paragraph" style:parent-style-name="Table_20_Contents">
      <style:paragraph-properties fo:text-align="start" style:justify-single-word="false"/>
      <style:text-properties style:font-name="Arial" officeooo:rsid="0006b732" officeooo:paragraph-rsid="0018a993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.5pt" style:font-size-asian="11.5pt" style:font-size-complex="11.5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.5pt" officeooo:rsid="000b24d1" officeooo:paragraph-rsid="000b24d1" style:font-size-asian="11.5pt" style:font-size-complex="11.5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.5pt" officeooo:rsid="0006b732" officeooo:paragraph-rsid="0006b732" style:font-size-asian="11.5pt" style:font-size-complex="11.5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.5pt" officeooo:rsid="0008616c" officeooo:paragraph-rsid="0008616c" style:font-size-asian="11.5pt" style:font-size-complex="11.5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.5pt" officeooo:rsid="000514c3" officeooo:paragraph-rsid="000514c3" style:font-size-asian="11.5pt" style:font-size-complex="11.5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.5pt" fo:font-weight="bold" officeooo:rsid="000c9490" officeooo:paragraph-rsid="00151234" style:font-size-asian="11.5pt" style:font-weight-asian="bold" style:font-size-complex="11.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.5pt" fo:font-weight="bold" officeooo:rsid="0009556b" officeooo:paragraph-rsid="0009556b" style:font-size-asian="11.5pt" style:font-weight-asian="bold" style:font-size-complex="11.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.5pt" fo:font-weight="bold" officeooo:rsid="0009556b" officeooo:paragraph-rsid="00151234" style:font-size-asian="11.5pt" style:font-weight-asian="bold" style:font-size-complex="11.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.5pt" fo:font-weight="bold" officeooo:rsid="00042783" officeooo:paragraph-rsid="00042783" style:font-size-asian="11.5pt" style:font-weight-asian="bold" style:font-size-complex="11.5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.5pt" fo:font-weight="bold" officeooo:rsid="000514c3" officeooo:paragraph-rsid="000514c3" style:font-size-asian="11.5pt" style:font-weight-asian="bold" style:font-size-complex="11.5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.5pt" fo:font-weight="normal" officeooo:rsid="000b24d1" officeooo:paragraph-rsid="000b24d1" style:font-size-asian="11.5pt" style:font-weight-asian="normal" style:font-size-complex="11.5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style:font-name="Arial" fo:font-style="normal" officeooo:rsid="00120013" officeooo:paragraph-rsid="00120013" style:font-style-asian="normal" style:font-style-complex="normal"/>
    </style:style>
    <style:style style:name="P21" style:family="paragraph" style:parent-style-name="Text_20_body">
      <style:paragraph-properties fo:text-align="center" style:justify-single-word="false"/>
      <style:text-properties style:font-name="Arial" fo:font-style="normal" officeooo:rsid="00120013" officeooo:paragraph-rsid="0018a993" style:font-style-asian="normal" style:font-style-complex="normal"/>
    </style:style>
    <style:style style:name="P22" style:family="paragraph" style:parent-style-name="Text_20_body">
      <style:paragraph-properties fo:text-align="center" style:justify-single-word="false"/>
      <style:text-properties style:font-name="Arial" fo:font-style="normal" officeooo:rsid="0018a993" officeooo:paragraph-rsid="0018a993" style:font-style-asian="normal" style:font-style-complex="normal"/>
    </style:style>
    <style:style style:name="P23" style:family="paragraph" style:parent-style-name="Text_20_body">
      <style:paragraph-properties fo:text-align="start" style:justify-single-word="false"/>
      <style:text-properties fo:font-size="14pt" officeooo:rsid="000c9490" officeooo:paragraph-rsid="0008616c" style:font-size-asian="14pt" style:font-size-complex="14pt"/>
    </style:style>
    <style:style style:name="P24" style:family="paragraph" style:parent-style-name="Heading_20_2">
      <style:paragraph-properties fo:text-align="center" style:justify-single-word="false"/>
    </style:style>
    <style:style style:name="P25" style:family="paragraph" style:parent-style-name="Heading_20_3">
      <style:paragraph-properties fo:text-align="start" style:justify-single-word="false"/>
    </style:style>
    <style:style style:name="P26" style:family="paragraph" style:parent-style-name="Text_20_body">
      <style:paragraph-properties fo:text-align="start" style:justify-single-word="false"/>
      <style:text-properties style:font-name="Arial" fo:font-size="14pt" officeooo:rsid="000c9490" officeooo:paragraph-rsid="0008616c" style:font-size-asian="14pt" style:font-size-complex="14pt"/>
    </style:style>
    <style:style style:name="P27" style:family="paragraph" style:parent-style-name="Text_20_body">
      <style:paragraph-properties fo:text-align="start" style:justify-single-word="false"/>
      <style:text-properties officeooo:rsid="0008616c" officeooo:paragraph-rsid="0008616c"/>
    </style:style>
    <style:style style:name="P28" style:family="paragraph" style:parent-style-name="Text_20_body">
      <style:paragraph-properties fo:text-align="start" style:justify-single-word="false"/>
      <style:text-properties officeooo:rsid="001b9045" officeooo:paragraph-rsid="00194a89"/>
    </style:style>
    <style:style style:name="T1" style:family="text">
      <style:text-properties officeooo:rsid="000514c3"/>
    </style:style>
    <style:style style:name="T2" style:family="text">
      <style:text-properties officeooo:rsid="0006b732"/>
    </style:style>
    <style:style style:name="T3" style:family="text">
      <style:text-properties officeooo:rsid="000c9490"/>
    </style:style>
    <style:style style:name="T4" style:family="text">
      <style:text-properties officeooo:rsid="00107256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6b732" style:font-style-asian="italic" style:font-style-complex="italic"/>
    </style:style>
    <style:style style:name="T7" style:family="text">
      <style:text-properties fo:font-style="italic" officeooo:rsid="001af9b4" style:font-style-asian="italic" style:font-style-complex="italic"/>
    </style:style>
    <style:style style:name="T8" style:family="text">
      <style:text-properties officeooo:rsid="00120013"/>
    </style:style>
    <style:style style:name="T9" style:family="text">
      <style:text-properties officeooo:rsid="00130dbe"/>
    </style:style>
    <style:style style:name="T10" style:family="text">
      <style:text-properties style:font-name="Calibri" fo:font-size="14pt" style:font-size-asian="14pt" style:font-size-complex="14pt"/>
    </style:style>
    <style:style style:name="T11" style:family="text">
      <style:text-properties style:font-name="Calibri" fo:font-size="14pt" officeooo:rsid="000c9490" style:font-size-asian="14pt" style:font-size-complex="14pt"/>
    </style:style>
    <style:style style:name="T12" style:family="text">
      <style:text-properties style:font-name="Calibri" fo:font-size="14pt" officeooo:rsid="00151234" style:font-size-asian="14pt" style:font-size-complex="14pt"/>
    </style:style>
    <style:style style:name="T13" style:family="text">
      <style:text-properties style:font-name="Calibri" fo:font-size="14pt" officeooo:rsid="00194a89" style:font-size-asian="14pt" style:font-size-complex="14pt"/>
    </style:style>
    <style:style style:name="T14" style:family="text">
      <style:text-properties officeooo:rsid="0018a993"/>
    </style:style>
    <style:style style:name="T15" style:family="text">
      <style:text-properties officeooo:rsid="001af9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2"><text:span text:style-name="T6">Cycle </text:span><text:span text:style-name="T5">Sign-off </text:span><text:span text:style-name="T7">Certificate</text:span></text:h>
      <text:p text:style-name="P20">To be completed after cycle-build or expiration of previous <text:span text:style-name="T15">sign-off</text:span>.</text:p>
      <table:table table:name="Table2" table:style-name="Table2">
        <table:table-column table:style-name="Table2.A" table:number-columns-repeated="3"/>
        <table:table-column table:style-name="Table2.D"/>
        <table:table-row table:style-name="TableLine1284561433136">
          <table:table-cell table:style-name="Table2.A1" office:value-type="string">
            <text:p text:style-name="P7">Make:</text:p>
          </table:table-cell>
          <table:table-cell table:style-name="Table2.A1" office:value-type="string">
            <text:p text:style-name="P7">Model:</text:p>
          </table:table-cell>
          <table:table-cell table:style-name="Table2.A1" office:value-type="string">
            <text:p text:style-name="P7">Colour:</text:p>
          </table:table-cell>
          <table:table-cell table:style-name="Table2.D1" office:value-type="string">
            <text:p text:style-name="P7">Size:</text:p>
          </table:table-cell>
        </table:table-row>
      </table:table>
      <text:h text:style-name="P25" text:outline-level="3"><text:span text:style-name="T4">T</text:span>orque Settings Checks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284561453264">
          <table:table-cell table:style-name="Table1.A1" office:value-type="string">
            <text:p text:style-name="P17">ITEM</text:p>
          </table:table-cell>
          <table:table-cell table:style-name="Table1.A1" office:value-type="string">
            <text:p text:style-name="P17">TORQUE SETTING <text:span text:style-name="T1">(Nm)</text:span></text:p>
          </table:table-cell>
          <table:table-cell table:style-name="Table1.C1" office:value-type="string">
            <text:p text:style-name="P18">Checked?</text:p>
          </table:table-cell>
        </table:table-row>
        <table:table-row table:style-name="TableLine1284561455984">
          <table:table-cell table:style-name="Table1.A2" office:value-type="string">
            <text:p text:style-name="P13">Front Wheel Nuts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 table:style-name="TableLine1284561451360">
          <table:table-cell table:style-name="Table1.A2" office:value-type="string">
            <text:p text:style-name="P13">Rear Wheel Nuts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 table:style-name="TableLine1284561451904">
          <table:table-cell table:style-name="Table1.A2" office:value-type="string">
            <text:p text:style-name="P13">Headset Retaining bolts / threaded nut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 table:style-name="TableLine1284561466320">
          <table:table-cell table:style-name="Table1.A2" office:value-type="string">
            <text:p text:style-name="P13">Stem / Handlebar bolts.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 table:style-name="TableLine1284561463872">
          <table:table-cell table:style-name="Table1.A2" office:value-type="string">
            <text:p text:style-name="P13">Brake / <text:span text:style-name="T2">G</text:span>ear lever bolts.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 table:style-name="TableLine1284561449728">
          <table:table-cell table:style-name="Table1.A2" office:value-type="string">
            <text:p text:style-name="P11">Pedals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 table:style-name="TableLine1284561451088">
          <table:table-cell table:style-name="Table1.A2" office:value-type="string">
            <text:p text:style-name="P11">Crank Arm bolts / locknuts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 table:style-name="TableLine1284561464144">
          <table:table-cell table:style-name="Table1.A2" office:value-type="string">
            <text:p text:style-name="P11">Seat post clamp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 table:style-name="TableLine1284561456528">
          <table:table-cell table:style-name="Table1.A2" office:value-type="string">
            <text:p text:style-name="P11">Seat clamp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 table:style-name="TableLine1284561466592">
          <table:table-cell table:style-name="Table1.A2" office:value-type="string">
            <text:p text:style-name="P11">Front and rear derailleur bolts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 table:style-name="TableLine1284561450544">
          <table:table-cell table:style-name="Table1.A2" office:value-type="string">
            <text:p text:style-name="P11">Rack bolts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 table:style-name="TableLine1284561464416">
          <table:table-cell table:style-name="Table1.A2" office:value-type="string">
            <text:p text:style-name="P12">Front Brake mounting bolts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 table:style-name="TableLine1284561455712">
          <table:table-cell table:style-name="Table1.A2" office:value-type="string">
            <text:p text:style-name="P12">Front Brake Caliper bolts (disc split pin)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 table:style-name="TableLine1284561460880">
          <table:table-cell table:style-name="Table1.A2" office:value-type="string">
            <text:p text:style-name="P12">Rear Brake mounting bolts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 table:style-name="TableLine1284561451632">
          <table:table-cell table:style-name="Table1.A2" office:value-type="string">
            <text:p text:style-name="P12">Rear Brake Caliper bolts (disc split pin)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</table:table>
      <text:h text:style-name="P25" text:outline-level="3">Additional Checks</text:h>
      <table:table table:name="Table3" table:style-name="Table3">
        <table:table-column table:style-name="Table3.A"/>
        <table:table-column table:style-name="Table3.B"/>
        <table:table-row table:style-name="TableLine1284561452176">
          <table:table-cell table:style-name="Table3.A1" office:value-type="string">
            <text:p text:style-name="P15">ITEM</text:p>
          </table:table-cell>
          <table:table-cell table:style-name="Table3.B1" office:value-type="string">
            <text:p text:style-name="P15">Checked?</text:p>
          </table:table-cell>
        </table:table-row>
        <table:table-row table:style-name="TableLine1284561453536">
          <table:table-cell table:style-name="Table3.A2" office:value-type="string">
            <text:p text:style-name="P19">Sharp edges, handlebar end caps, cable ends.</text:p>
          </table:table-cell>
          <table:table-cell table:style-name="Table3.B2" office:value-type="string">
            <text:p text:style-name="P9"/>
          </table:table-cell>
        </table:table-row>
        <table:table-row table:style-name="TableLine1284561456800">
          <table:table-cell table:style-name="Table3.A2" office:value-type="string">
            <text:p text:style-name="P10">Frame alignment, fork alignment, tracking</text:p>
          </table:table-cell>
          <table:table-cell table:style-name="Table3.B2" office:value-type="string">
            <text:p text:style-name="P9"/>
          </table:table-cell>
        </table:table-row>
        <table:table-row table:style-name="TableLine1284561454080">
          <table:table-cell table:style-name="Table3.A2" office:value-type="string">
            <text:p text:style-name="P10">Cables and wiring secured.</text:p>
          </table:table-cell>
          <table:table-cell table:style-name="Table3.B2" office:value-type="string">
            <text:p text:style-name="P9"/>
          </table:table-cell>
        </table:table-row>
        <table:table-row table:style-name="TableLine1284561457344">
          <table:table-cell table:style-name="Table3.A2" office:value-type="string">
            <text:p text:style-name="P19">Braking: performance, calibration and ease of use</text:p>
          </table:table-cell>
          <table:table-cell table:style-name="Table3.B2" office:value-type="string">
            <text:p text:style-name="P9"/>
          </table:table-cell>
        </table:table-row>
        <table:table-row table:style-name="TableLine1284561450000">
          <table:table-cell table:style-name="Table3.A2" office:value-type="string">
            <text:p text:style-name="P19">Steering: ease of use, smooth, stem security and feel.</text:p>
          </table:table-cell>
          <table:table-cell table:style-name="Table3.B2" office:value-type="string">
            <text:p text:style-name="P9"/>
          </table:table-cell>
        </table:table-row>
        <table:table-row table:style-name="TableLine1284561464960">
          <table:table-cell table:style-name="Table3.A2" office:value-type="string">
            <text:p text:style-name="P19">Wheel Truth, 2mm run-out permissible.</text:p>
          </table:table-cell>
          <table:table-cell table:style-name="Table3.B2" office:value-type="string">
            <text:p text:style-name="P9"/>
          </table:table-cell>
        </table:table-row>
        <table:table-row table:style-name="TableLine1284561461424">
          <table:table-cell table:style-name="Table3.A2" office:value-type="string">
            <text:p text:style-name="P10">Wheel bearings smooth, no shake.</text:p>
          </table:table-cell>
          <table:table-cell table:style-name="Table3.B2" office:value-type="string">
            <text:p text:style-name="P9"/>
          </table:table-cell>
        </table:table-row>
        <table:table-row table:style-name="TableLine1284561454352">
          <table:table-cell table:style-name="Table3.A2" office:value-type="string">
            <text:p text:style-name="P19">Rim wear. Rims to be stable at type 30% over-pressure.</text:p>
          </table:table-cell>
          <table:table-cell table:style-name="Table3.B2" office:value-type="string">
            <text:p text:style-name="P9"/>
          </table:table-cell>
        </table:table-row>
        <table:table-row table:style-name="TableLine1284561457616">
          <table:table-cell table:style-name="Table3.A2" office:value-type="string">
            <text:p text:style-name="P10">Spokes all in good condition and tight</text:p>
          </table:table-cell>
          <table:table-cell table:style-name="Table3.B2" office:value-type="string">
            <text:p text:style-name="P9"/>
          </table:table-cell>
        </table:table-row>
        <table:table-row table:style-name="TableLine1284561461152">
          <table:table-cell table:style-name="Table3.A2" office:value-type="string">
            <text:p text:style-name="P10">Tyre condition, sides, tread and pressure.</text:p>
          </table:table-cell>
          <table:table-cell table:style-name="Table3.B2" office:value-type="string">
            <text:p text:style-name="P9"/>
          </table:table-cell>
        </table:table-row>
        <table:table-row table:style-name="TableLine1284561460064">
          <table:table-cell table:style-name="Table3.A2" office:value-type="string">
            <text:p text:style-name="P10">Drivetrain: Chain check, derailleur check, gear-shifting check.</text:p>
          </table:table-cell>
          <table:table-cell table:style-name="Table3.B2" office:value-type="string">
            <text:p text:style-name="P9"/>
          </table:table-cell>
        </table:table-row>
        <table:table-row table:style-name="TableLine1284561450272">
          <table:table-cell table:style-name="Table3.A2" office:value-type="string">
            <text:p text:style-name="P10">Pedal alignment and BB shake.</text:p>
          </table:table-cell>
          <table:table-cell table:style-name="Table3.B2" office:value-type="string">
            <text:p text:style-name="P9"/>
          </table:table-cell>
        </table:table-row>
        <table:table-row table:style-name="Table3.14">
          <table:table-cell table:style-name="Table3.A2" office:value-type="string">
            <text:p text:style-name="P10">Saddle: security and tilt.</text:p>
          </table:table-cell>
          <table:table-cell table:style-name="Table3.B2" office:value-type="string">
            <text:p text:style-name="P9"/>
          </table:table-cell>
        </table:table-row>
        <table:table-row table:style-name="Table3.15">
          <table:table-cell table:style-name="Table3.A2" office:value-type="string">
            <text:p text:style-name="P10">Lighting: rear reflector+lamp, front lamp (and reflector for dynamos systems). Amber reflectors on pedals.</text:p>
          </table:table-cell>
          <table:table-cell table:style-name="Table3.B2" office:value-type="string">
            <text:p text:style-name="P9"/>
          </table:table-cell>
        </table:table-row>
        <table:table-row table:style-name="Table3.16">
          <table:table-cell table:style-name="Table3.A2" office:value-type="string">
            <text:p text:style-name="P10">Bell, <text:span text:style-name="T3">ringing and secured.</text:span></text:p>
          </table:table-cell>
          <table:table-cell table:style-name="Table3.B2" office:value-type="string">
            <text:p text:style-name="P9"/>
          </table:table-cell>
        </table:table-row>
      </table:table>
      <text:p text:style-name="P5"/>
      <table:table table:name="Table4" table:style-name="Table4">
        <table:table-column table:style-name="Table4.A"/>
        <table:table-column table:style-name="Table4.B"/>
        <text:soft-page-break/>
        <table:table-row table:style-name="TableLine1284561454624">
          <table:table-cell table:style-name="Table4.A1" office:value-type="string">
            <text:p text:style-name="P14">List any other accessories below:</text:p>
          </table:table-cell>
          <table:table-cell table:style-name="Table4.B1" office:value-type="string">
            <text:p text:style-name="P16">Checked?</text:p>
          </table:table-cell>
        </table:table-row>
        <table:table-row table:style-name="TableLine1284561458704">
          <table:table-cell table:style-name="Table4.A2" office:value-type="string">
            <text:p text:style-name="P6"/>
          </table:table-cell>
          <table:table-cell table:style-name="Table4.B2" office:value-type="string">
            <text:p text:style-name="P6"/>
          </table:table-cell>
        </table:table-row>
        <table:table-row table:style-name="TableLine1284561459520">
          <table:table-cell table:style-name="Table4.A2" office:value-type="string">
            <text:p text:style-name="P6"/>
          </table:table-cell>
          <table:table-cell table:style-name="Table4.B2" office:value-type="string">
            <text:p text:style-name="P6"/>
          </table:table-cell>
        </table:table-row>
        <table:table-row table:style-name="TableLine1284561463600">
          <table:table-cell table:style-name="Table4.A2" office:value-type="string">
            <text:p text:style-name="P6"/>
          </table:table-cell>
          <table:table-cell table:style-name="Table4.B2" office:value-type="string">
            <text:p text:style-name="P6"/>
          </table:table-cell>
        </table:table-row>
        <table:table-row table:style-name="TableLine1284561459792">
          <table:table-cell table:style-name="Table4.A2" office:value-type="string">
            <text:p text:style-name="P6"/>
          </table:table-cell>
          <table:table-cell table:style-name="Table4.B2" office:value-type="string">
            <text:p text:style-name="P6"/>
          </table:table-cell>
        </table:table-row>
        <table:table-row table:style-name="TableLine1284561460336">
          <table:table-cell table:style-name="Table4.A2" office:value-type="string">
            <text:p text:style-name="P6"/>
          </table:table-cell>
          <table:table-cell table:style-name="Table4.B2" office:value-type="string">
            <text:p text:style-name="P6"/>
          </table:table-cell>
        </table:table-row>
      </table:table>
      <text:p text:style-name="P5"/>
      <text:p text:style-name="P28"><text:span text:style-name="T10"/></text:p>
      <text:p text:style-name="P1"><text:span text:style-name="T11">T</text:span><text:span text:style-name="T10">h</text:span><text:span text:style-name="T11">is</text:span><text:span text:style-name="T10"> </text:span><text:span text:style-name="T11">cycle </text:span><text:span text:style-name="T12">has been checked </text:span><text:span text:style-name="T10">according to the CTC Hire Standard, available at </text:span><text:a xlink:type="simple" xlink:href="https://www.cyclinguk.org/sites/default/files/document/migrated/article/ctc_hire_standard.pdf" text:style-name="Internet_20_link" text:visited-style-name="Visited_20_Internet_20_Link"><text:span text:style-name="T10">cycling.org</text:span></text:a><text:span text:style-name="T10">, </text:span><text:span text:style-name="T13">and deemed suitable for use by the pubic </text:span><text:span text:style-name="T11">by the following qualified mechanic:</text:span></text:p>
      <text:p text:style-name="P26"/>
      <text:p text:style-name="P26"/>
      <text:p text:style-name="P23"/>
      <text:p text:style-name="P1"/>
      <text:p text:style-name="P2">Signature:………………………………………….<text:tab/><text:tab/>Date…………………………………..</text:p>
      <text:p text:style-name="P1"/>
      <text:p text:style-name="P1">Print Name:………………………………………..<text:tab/><text:tab/><text:span text:style-name="T8">Valid for ………… </text:span><text:span text:style-name="T9">calendar </text:span><text:span text:style-name="T8">month</text:span><text:span text:style-name="T9">s</text:span></text:p>
      <text:p text:style-name="P1"/>
      <text:p text:style-name="P1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ouble_20_Dash_20_Dot" draw:display-name="Double Dash Dot" draw:style="rect" draw:dots1="1" draw:dots1-length="800%" draw:dots2="1" draw:dots2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95cm" fo:margin-bottom="1.214cm" fo:margin-left="2cm" fo:margin-right="2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5T01:30:54.302000000</meta:creation-date>
    <dc:date>2022-01-15T11:08:10.294000000</dc:date>
    <meta:editing-duration>PT46M26S</meta:editing-duration>
    <meta:editing-cycles>18</meta:editing-cycles>
    <meta:generator>LibreOffice/7.2.2.2$Windows_X86_64 LibreOffice_project/02b2acce88a210515b4a5bb2e46cbfb63fe97d56</meta:generator>
    <meta:document-statistic meta:table-count="4" meta:image-count="0" meta:object-count="0" meta:page-count="2" meta:paragraph-count="48" meta:word-count="231" meta:character-count="1532" meta:non-whitespace-character-count="1347"/>
  </office:meta>
</office:document-meta>
</file>